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f6a8" officeooo:paragraph-rsid="0012f6a8"/>
    </style:style>
    <style:style style:name="P2" style:family="paragraph" style:parent-style-name="Standard">
      <style:paragraph-properties fo:text-align="center" style:justify-single-word="false"/>
      <style:text-properties officeooo:rsid="0012f6a8" officeooo:paragraph-rsid="0012f6a8"/>
    </style:style>
    <style:style style:name="P3" style:family="paragraph" style:parent-style-name="Standard">
      <style:text-properties fo:font-style="italic" officeooo:rsid="0012f6a8" officeooo:paragraph-rsid="0012f6a8" style:font-style-asian="italic" style:font-style-complex="italic"/>
    </style:style>
    <style:style style:name="P4" style:family="paragraph" style:parent-style-name="Standard">
      <style:text-properties officeooo:rsid="00176008" officeooo:paragraph-rsid="00176008"/>
    </style:style>
    <style:style style:name="P5" style:family="paragraph" style:parent-style-name="Title">
      <style:text-properties fo:font-size="24pt" officeooo:rsid="0012f6a8" officeooo:paragraph-rsid="0012f6a8" style:font-size-asian="24pt" style:font-size-complex="24pt"/>
    </style:style>
    <style:style style:name="P6" style:family="paragraph" style:parent-style-name="Standard">
      <style:text-properties officeooo:rsid="0012f6a8" officeooo:paragraph-rsid="0012f6a8"/>
    </style:style>
    <style:style style:name="P7" style:family="paragraph" style:parent-style-name="Standard">
      <style:text-properties officeooo:rsid="0014dc1b" officeooo:paragraph-rsid="0012f6a8"/>
    </style:style>
    <style:style style:name="P8" style:family="paragraph" style:parent-style-name="Standard">
      <style:text-properties officeooo:rsid="001b5c94" officeooo:paragraph-rsid="001b5c94"/>
    </style:style>
    <style:style style:name="P9" style:family="paragraph" style:parent-style-name="Standard">
      <style:text-properties officeooo:rsid="001b5c94" officeooo:paragraph-rsid="001d4059"/>
    </style:style>
    <style:style style:name="P10" style:family="paragraph" style:parent-style-name="Standard">
      <style:text-properties officeooo:rsid="00176008" officeooo:paragraph-rsid="00176008"/>
    </style:style>
    <style:style style:name="P11" style:family="paragraph" style:parent-style-name="Standard">
      <style:text-properties officeooo:rsid="001d4059" officeooo:paragraph-rsid="001d4059"/>
    </style:style>
    <style:style style:name="P12" style:family="paragraph" style:parent-style-name="Standard">
      <style:text-properties officeooo:rsid="001d4059" officeooo:paragraph-rsid="001f1e93"/>
    </style:style>
    <style:style style:name="P13" style:family="paragraph" style:parent-style-name="Standard">
      <style:text-properties officeooo:rsid="001f1e93" officeooo:paragraph-rsid="001f1e93"/>
    </style:style>
    <style:style style:name="T1" style:family="text">
      <style:text-properties officeooo:rsid="0012f6a8"/>
    </style:style>
    <style:style style:name="T2" style:family="text">
      <style:text-properties officeooo:rsid="001b5c94"/>
    </style:style>
    <style:style style:name="T3" style:family="text">
      <style:text-properties officeooo:rsid="001d4059"/>
    </style:style>
    <style:style style:name="T4" style:family="text">
      <style:text-properties officeooo:rsid="001f1e93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f1e93" style:font-size-asian="10pt" style:font-size-complex="10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officeooo:rsid="001f1e93" style:font-size-asian="8pt" style:font-size-complex="8pt"/>
    </style:style>
    <style:style style:name="T9" style:family="text"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xtracting Bits in Answered Modal Logic</text:p>
      <text:p text:style-name="P2">by Sven Nilsen, 2020</text:p>
      <text:p text:style-name="P1"/>
      <text:p text:style-name="P3">In this paper I describe the extraction process of Answered Modal Logic in more detail.</text:p>
      <text:p text:style-name="P1"/>
      <text:p text:style-name="P1">The expression `¬!◇X ∨ □X` can be encoded as following:</text:p>
      <text:p text:style-name="P1"/>
      <text:p text:style-name="P1"><text:tab/>011</text:p>
      <text:p text:style-name="P1"/>
      <text:p text:style-name="P1">The first bit tells whether `!◇` belongs to the set.</text:p>
      <text:p text:style-name="P1">The second bit tells whether `¬!◇` belongs to the set.</text:p>
      <text:p text:style-name="P1">The third bit tells whether `□` belongs to the set.</text:p>
      <text:p text:style-name="P7"/>
      <text:p text:style-name="P4"><text:span text:style-name="T2">A special case is the empty expression</text:span>:</text:p>
      <text:p text:style-name="P4"/>
      <text:p text:style-name="P4"><text:tab/>000<text:tab/><text:tab/><text:span text:style-name="T2">``<text:tab/><text:tab/>empty expression</text:span></text:p>
      <text:p text:style-name="P4"/>
      <text:p text:style-name="P11">Handling empty expressions properly can be a bit tricky, since there is a<text:span text:style-name="T2">nother special case:</text:span></text:p>
      <text:p text:style-name="P8"/>
      <text:p text:style-name="P8"><text:tab/>111<text:tab/><text:tab/><text:span text:style-name="T1">¬□</text:span>X</text:p>
      <text:p text:style-name="P8"/>
      <text:p text:style-name="P8">When there are multiple variables, one ca<text:span text:style-name="T3">n fill out the unmentioned variables:</text:span></text:p>
      <text:p text:style-name="P8"/>
      <text:p text:style-name="P9"><text:tab/><text:span text:style-name="T1">¬□</text:span>X <text:span text:style-name="T3">= ¬□</text:span>X ∧ ¬□<text:span text:style-name="T3">Y</text:span></text:p>
      <text:p text:style-name="P8"/>
      <text:p text:style-name="P8"><text:tab/>111</text:p>
      <text:p text:style-name="P8"><text:tab/>111</text:p>
      <text:p text:style-name="P8"><text:tab/>111</text:p>
      <text:p text:style-name="P8"/>
      <text:p text:style-name="P11">The problem is that it is not allowed to remove the last term.</text:p>
      <text:p text:style-name="P11">At least one term is needed to witness the fill operation:</text:p>
      <text:p text:style-name="P11"/>
      <text:p text:style-name="P11"><text:tab/><text:span text:style-name="T1">¬□X </text:span>= <text:span text:style-name="T2">¬□</text:span>Y</text:p>
      <text:p text:style-name="P11"/>
      <text:p text:style-name="P11">This is not equal to an empty expression:</text:p>
      <text:p text:style-name="P11"/>
      <text:p text:style-name="P11"><text:tab/><text:span text:style-name="T2">¬□</text:span>X ¬= ``<text:tab/><text:tab/>Notice that `¬=` uses `not`</text:p>
      <text:p text:style-name="P11"/>
      <text:p text:style-name="P13">You can prove that that this rule fills out all the cases:</text:p>
      <text:p text:style-name="P11"/>
      <text:p text:style-name="P11"><text:span text:style-name="T9">∵</text:span><text:tab/><text:span text:style-name="T1">¬□X</text:span></text:p>
      <text:p text:style-name="P11"><text:span text:style-name="T9">∴</text:span><text:tab/>!◇X ∨ ¬!◇X ∨ □X</text:p>
      <text:p text:style-name="P12"><text:span text:style-name="T9">∴</text:span><text:tab/>(!◇X ∧ ¬□Y) ∨ (¬!◇X ∧ ¬□Y) ∨ (□X ∧ ¬□Y)</text:p>
      <text:p text:style-name="P12"><text:span text:style-name="T9">∴</text:span><text:tab/>(!◇X ∧ (!◇Y ∨ ¬!◇Y ∨ □Y)) ∨ (¬!◇X ∧ (!◇Y ∨ ¬!◇Y ∨ □Y)) ∨ (□X ∧ (!◇Y ∨ ¬!◇Y ∨ □Y))</text:p>
      <text:p text:style-name="P12"><text:span text:style-name="T9">∴</text:span><text:tab/><text:span text:style-name="T7">(!◇X ∧ !◇Y) ∨ (!◇X ∧ ¬!◇Y) ∨ (!◇X ∧ □Y) ∨ (¬!◇X ∧ !◇Y) ∨ (¬!◇X ∧ ¬!◇Y) ∨ (¬!◇X ∧ □Y) ∨ (□X ∧ !◇Y</text:span><text:span text:style-name="T8">) </text:span><text:span text:style-name="T7">∨ </text:span><text:span text:style-name="T8">(</text:span><text:span text:style-name="T7">□X ∧ ¬!◇Y</text:span><text:span text:style-name="T8">) </text:span><text:span text:style-name="T7">∨ </text:span><text:span text:style-name="T8">(</text:span><text:span text:style-name="T7">□X ∧ □Y</text:span><text:span text:style-name="T8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9T10:14:46.133035000</meta:creation-date>
    <dc:date>2020-07-20T10:45:14.537642000</dc:date>
    <meta:editing-duration>PT5M32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8" meta:word-count="249" meta:character-count="1174" meta:non-whitespace-character-count="940"/>
  </office:meta>
</office:document-meta>
</file>